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9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255">
            <text:p>6255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mr (insect remains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0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r (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4499999999999997">
            <text:p>−3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1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881">
            <text:p>5881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r (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499999999999997">
            <text:p>−2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285">
            <text:p>52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indet.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5">
            <text:p>−2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657">
            <text:p>4657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611">
            <text:p>3611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175">
            <text:p>21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745">
            <text:p>2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000000000000007">
            <text:p>−0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225">
            <text:p>32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835">
            <text:p>3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095">
            <text:p>409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8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9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499999999999999">
            <text:p>−1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0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1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499999999999999">
            <text:p>−2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">
            <text:p>−3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500000000000005">
            <text:p>−4.35000000000000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69999999999999">
            <text:p>12.3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inus bark from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499999999999998">
            <text:p>−4.0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2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2.68">
            <text:p>12.68</text:p>
          </table:table-cell>
          <table:table-cell table:style-name="ACE-0" office:value-type="float" office:value="7395">
            <text:p>73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6500000000000004">
            <text:p>−9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2.81">
            <text:p>12.81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9500000000000002">
            <text:p>−6.9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6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2.76">
            <text:p>12.76</text:p>
          </table:table-cell>
          <table:table-cell table:style-name="ACE-0" office:value-type="float" office:value="7020">
            <text:p>7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7</text:p>
          </table:table-cell>
          <table:table-cell table:style-name="ACE-0" office:value-type="float" office:value="54.439999999999998">
            <text:p>54.44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7005">
            <text:p>70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. wood remna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9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6585">
            <text:p>65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90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4125">
            <text:p>41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28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95">
            <text:p>5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555">
            <text:p>25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5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2.869999999999999">
            <text:p>12.87</text:p>
          </table:table-cell>
          <table:table-cell table:style-name="ACE-0" office:value-type="float" office:value="7195">
            <text:p>71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from fossil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999999999999998">
            <text:p>−7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NaumannLamp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9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8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1505">
            <text:p>1505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0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561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2.470000000000001">
            <text:p>12.47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2946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 table:number-rows-repeated="10">
          <table:table-cell table:number-columns-repeated="256" table:style-name="ACE-0"/>
        </table:table-row>
        <table:table-row table:style-name="AROW-2" table:number-rows-repeated="45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7">
          <gnm:selection gnm:start-col="0" gnm:start-row="17" gnm:end-col="0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8:53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